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B000000214B2600D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erif1" svg:font-family="DejaVuSerif"/>
    <style:font-face style:name="OTSderivedfont1" svg:font-family="OTSderivedfont"/>
    <style:font-face style:name="DejaVu Sans1" svg:font-family="'DejaVu Sans'" style:font-pitch="variable"/>
    <style:font-face style:name="DejaVuSerif" svg:font-family="DejaVuSerif" style:font-pitch="variable"/>
    <style:font-face style:name="Liberation Serif1" svg:font-family="'Liberation Serif'" style:font-pitch="variable"/>
    <style:font-face style:name="OTSderivedfont" svg:font-family="OTSderivedfon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draw:fill="solid" draw:fill-color="#888888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4cm" svg:stroke-color="#000000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fill="solid" draw:fill-color="#ffffff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44cm" fo:min-width="6.9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4.23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2.98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2.61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4.51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3.48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2.72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38cm" fo:min-width="11.08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18.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25.04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10.88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1cm" fo:min-width="4.9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22.06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25.30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2.7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7.68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7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0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1.08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3.04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3.26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1.68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61cm" fo:min-width="2.94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11.26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8.7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10.46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25.02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3.98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1cm" fo:min-width="3.388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16.98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OTSderivedfont1" fo:font-size="15.5pt" style:font-size-asian="15.5pt" style:font-name-complex="OTSderivedfont1" style:font-size-complex="15.5pt"/>
    </style:style>
    <style:style style:name="T2" style:family="text">
      <style:text-properties fo:color="#000000" style:font-name="OTSderivedfont1" fo:font-size="11.8999996185303pt" style:font-size-asian="11.8999996185303pt" style:font-name-complex="OTSderivedfont1" style:font-size-complex="11.8999996185303pt"/>
    </style:style>
    <style:style style:name="T3" style:family="text">
      <style:text-properties fo:color="#000000" style:font-name="OTSderivedfont1" fo:font-size="23.7999992370605pt" style:font-size-asian="23.7999992370605pt" style:font-name-complex="OTSderivedfont1" style:font-size-complex="23.7999992370605pt"/>
    </style:style>
    <style:style style:name="T4" style:family="text">
      <style:text-properties fo:color="#000000" style:font-name="OTSderivedfont1" fo:font-size="12.1000003814697pt" style:font-size-asian="12.1000003814697pt" style:font-name-complex="OTSderivedfont1" style:font-size-complex="12.1000003814697pt"/>
    </style:style>
    <style:style style:name="T5" style:family="text">
      <style:text-properties fo:color="#000000" style:font-name="OTSderivedfont1" fo:font-size="13.1000003814697pt" style:font-size-asian="13.1000003814697pt" style:font-name-complex="OTSderivedfont1" style:font-size-complex="13.1000003814697pt"/>
    </style:style>
    <style:style style:name="T6" style:family="text">
      <style:text-properties fo:color="#000000" style:font-name="DejaVuSerif1" fo:font-size="10pt" style:font-size-asian="10pt" style:font-name-complex="DejaVuSerif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6.939cm" svg:height="20.589cm" svg:x="0.5cm" svg:y="0.5cm" svg:viewBox="0 0 26940 20590" draw:points="0,0 26940,0 26940,20590 0,20590">
          <text:p/>
        </draw:polygon>
        <draw:polygon draw:style-name="gr2" draw:layer="layout" svg:width="26.948cm" svg:height="0.035cm" svg:x="0.478cm" svg:y="5.628cm" svg:viewBox="0 0 26949 36" draw:points="0,0 26949,0 26949,36 0,36">
          <text:p/>
        </draw:polygon>
        <draw:polygon draw:style-name="gr2" draw:layer="layout" svg:width="0.035cm" svg:height="1.565cm" svg:x="27.426cm" svg:y="5.628cm" svg:viewBox="0 0 36 1566" draw:points="0,0 36,0 36,1566 0,1566">
          <text:p/>
        </draw:polygon>
        <draw:polygon draw:style-name="gr2" draw:layer="layout" svg:width="26.948cm" svg:height="0.035cm" svg:x="0.513cm" svg:y="7.193cm" svg:viewBox="0 0 26949 36" draw:points="0,0 26949,0 26949,36 0,36">
          <text:p/>
        </draw:polygon>
        <draw:polygon draw:style-name="gr2" draw:layer="layout" svg:width="0.035cm" svg:height="1.565cm" svg:x="0.478cm" svg:y="5.663cm" svg:viewBox="0 0 36 1566" draw:points="0,0 36,0 36,1566 0,1566">
          <text:p/>
        </draw:polygon>
        <draw:polygon draw:style-name="gr2" draw:layer="layout" svg:width="26.197cm" svg:height="0.035cm" svg:x="0.871cm" svg:y="12.59cm" svg:viewBox="0 0 26198 36" draw:points="0,0 26198,0 26198,36 0,36">
          <text:p/>
        </draw:polygon>
        <draw:polygon draw:style-name="gr2" draw:layer="layout" svg:width="26.197cm" svg:height="0.035cm" svg:x="0.871cm" svg:y="13.638cm" svg:viewBox="0 0 26198 36" draw:points="0,0 26198,0 26198,36 0,36">
          <text:p/>
        </draw:polygon>
        <draw:polygon draw:style-name="gr2" draw:layer="layout" svg:width="26.197cm" svg:height="0.035cm" svg:x="0.871cm" svg:y="16.719cm" svg:viewBox="0 0 26198 36" draw:points="0,0 26198,0 26198,36 0,36">
          <text:p/>
        </draw:polygon>
        <draw:polygon draw:style-name="gr2" draw:layer="layout" svg:width="26.197cm" svg:height="0.035cm" svg:x="0.871cm" svg:y="17.767cm" svg:viewBox="0 0 26198 36" draw:points="0,0 26198,0 26198,36 0,36">
          <text:p/>
        </draw:polygon>
        <draw:polygon draw:style-name="gr2" draw:layer="layout" svg:width="26.197cm" svg:height="0.035cm" svg:x="0.871cm" svg:y="20.344cm" svg:viewBox="0 0 26198 36" draw:points="0,0 26198,0 26198,36 0,36">
          <text:p/>
        </draw:polygon>
        <draw:line draw:style-name="gr3" draw:layer="layout" svg:x1="0.878cm" svg:y1="1.349cm" svg:x2="8.108cm" svg:y2="1.349cm">
          <text:p/>
        </draw:line>
        <draw:polygon draw:style-name="gr4" draw:layer="layout" svg:width="0.035cm" svg:height="0.559cm" svg:x="1.756cm" svg:y="1.555cm" svg:viewBox="0 0 36 560" draw:points="0,0 36,0 36,560 0,560">
          <text:p/>
        </draw:polygon>
        <draw:line draw:style-name="gr3" draw:layer="layout" svg:x1="0.878cm" svg:y1="2.013cm" svg:x2="1.611cm" svg:y2="2.013cm">
          <text:p/>
        </draw:line>
        <draw:frame draw:style-name="gr5" draw:layer="layout" svg:width="8.143cm" svg:height="0.64cm" svg:x="0.871cm" svg:y="0.744cm">
          <draw:text-box>
            <text:p text:style-name="P1"><text:span text:style-name="T1">CS 360 Internet Programming</text:span></text:p>
          </draw:text-box>
        </draw:frame>
        <draw:line draw:style-name="gr3" draw:layer="layout" svg:x1="1.926cm" svg:y1="2.013cm" svg:x2="5.314cm" svg:y2="2.013cm">
          <text:p/>
        </draw:line>
        <draw:frame draw:style-name="gr6" draw:layer="layout" svg:width="4.667cm" svg:height="0.492cm" svg:x="0.871cm" svg:y="1.562cm">
          <draw:text-box>
            <text:p text:style-name="P1"><text:span text:style-name="T2">BYUComputer Science</text:span></text:p>
          </draw:text-box>
        </draw:frame>
        <draw:frame draw:style-name="gr7" draw:layer="layout" svg:width="3.164cm" svg:height="0.492cm" svg:x="1.037cm" svg:y="5.923cm">
          <draw:text-box>
            <text:p text:style-name="P1"><text:span text:style-name="T2">Student Name:</text:span></text:p>
          </draw:text-box>
        </draw:frame>
        <draw:polygon draw:style-name="gr2" draw:layer="layout" svg:width="0.227cm" svg:height="0.035cm" svg:x="0.871cm" svg:y="10.65cm" svg:viewBox="0 0 228 36" draw:points="0,0 228,0 228,36 0,36">
          <text:p/>
        </draw:polygon>
        <draw:polygon draw:style-name="gr2" draw:layer="layout" svg:width="0.035cm" svg:height="0.227cm" svg:x="1.098cm" svg:y="10.65cm" svg:viewBox="0 0 36 228" draw:points="0,0 36,0 36,228 0,228">
          <text:p/>
        </draw:polygon>
        <draw:polygon draw:style-name="gr2" draw:layer="layout" svg:width="0.227cm" svg:height="0.035cm" svg:x="0.906cm" svg:y="10.877cm" svg:viewBox="0 0 228 36" draw:points="0,0 228,0 228,36 0,36">
          <text:p/>
        </draw:polygon>
        <draw:polygon draw:style-name="gr2" draw:layer="layout" svg:width="0.035cm" svg:height="0.227cm" svg:x="0.871cm" svg:y="10.685cm" svg:viewBox="0 0 36 228" draw:points="0,0 36,0 36,228 0,228">
          <text:p/>
        </draw:polygon>
        <draw:frame draw:style-name="gr8" draw:layer="layout" svg:width="2.8cm" svg:height="0.492cm" svg:x="1.037cm" svg:y="6.426cm">
          <draw:text-box>
            <text:p text:style-name="P1"><text:span text:style-name="T2">Reviewed By:</text:span></text:p>
          </draw:text-box>
        </draw:frame>
        <draw:polygon draw:style-name="gr2" draw:layer="layout" svg:width="0.227cm" svg:height="0.034cm" svg:x="0.871cm" svg:y="14.276cm" svg:viewBox="0 0 228 35" draw:points="0,0 228,0 228,35 0,35">
          <text:p/>
        </draw:polygon>
        <draw:polygon draw:style-name="gr2" draw:layer="layout" svg:width="0.035cm" svg:height="0.227cm" svg:x="1.098cm" svg:y="14.276cm" svg:viewBox="0 0 36 228" draw:points="0,0 36,0 36,228 0,228">
          <text:p/>
        </draw:polygon>
        <draw:polygon draw:style-name="gr2" draw:layer="layout" svg:width="0.227cm" svg:height="0.035cm" svg:x="0.906cm" svg:y="14.503cm" svg:viewBox="0 0 228 36" draw:points="0,0 228,0 228,36 0,36">
          <text:p/>
        </draw:polygon>
        <draw:polygon draw:style-name="gr2" draw:layer="layout" svg:width="0.035cm" svg:height="0.228cm" svg:x="0.871cm" svg:y="14.31cm" svg:viewBox="0 0 36 229" draw:points="0,0 36,0 36,229 0,229">
          <text:p/>
        </draw:polygon>
        <draw:frame draw:style-name="gr9" draw:layer="layout" svg:width="4.752cm" svg:height="0.492cm" svg:x="1.264cm" svg:y="10.57cm">
          <draw:text-box>
            <text:p text:style-name="P1"><text:span text:style-name="T2">Command line parsing</text:span></text:p>
          </draw:text-box>
        </draw:frame>
        <draw:polygon draw:style-name="gr2" draw:layer="layout" svg:width="0.227cm" svg:height="0.035cm" svg:x="0.871cm" svg:y="18.404cm" svg:viewBox="0 0 228 36" draw:points="0,0 228,0 228,36 0,36">
          <text:p/>
        </draw:polygon>
        <draw:polygon draw:style-name="gr2" draw:layer="layout" svg:width="0.035cm" svg:height="0.227cm" svg:x="1.098cm" svg:y="18.404cm" svg:viewBox="0 0 36 228" draw:points="0,0 36,0 36,228 0,228">
          <text:p/>
        </draw:polygon>
        <draw:polygon draw:style-name="gr2" draw:layer="layout" svg:width="0.227cm" svg:height="0.035cm" svg:x="0.906cm" svg:y="18.631cm" svg:viewBox="0 0 228 36" draw:points="0,0 228,0 228,36 0,36">
          <text:p/>
        </draw:polygon>
        <draw:polygon draw:style-name="gr2" draw:layer="layout" svg:width="0.035cm" svg:height="0.227cm" svg:x="0.871cm" svg:y="18.439cm" svg:viewBox="0 0 36 228" draw:points="0,0 36,0 36,228 0,228">
          <text:p/>
        </draw:polygon>
        <draw:frame draw:style-name="gr10" draw:layer="layout" svg:width="3.668cm" svg:height="0.492cm" svg:x="1.264cm" svg:y="14.195cm">
          <draw:text-box>
            <text:p text:style-name="P1"><text:span text:style-name="T2">Message Protocol</text:span></text:p>
          </draw:text-box>
        </draw:frame>
        <draw:frame draw:style-name="gr11" draw:layer="layout" svg:width="2.97cm" svg:height="0.492cm" svg:x="1.264cm" svg:y="18.324cm">
          <draw:text-box>
            <text:p text:style-name="P1"><text:span text:style-name="T2">User Interface</text:span></text:p>
          </draw:text-box>
        </draw:frame>
        <draw:frame draw:style-name="gr12" draw:layer="layout" svg:width="13.494cm" svg:height="0.979cm" svg:x="0.871cm" svg:y="2.983cm">
          <draw:text-box>
            <text:p text:style-name="P1"><text:span text:style-name="T3">Messaging Service Code Review</text:span></text:p>
          </draw:text-box>
        </draw:frame>
        <draw:frame draw:style-name="gr13" draw:layer="layout" svg:width="19.53cm" svg:height="0.501cm" svg:x="0.866cm" svg:y="4.537cm">
          <draw:text-box>
            <text:p text:style-name="P1"><text:span text:style-name="T4">Fill out this sheet for your own code and for two other students you are assigned to review.</text:span></text:p>
          </draw:text-box>
        </draw:frame>
        <draw:frame draw:style-name="gr14" draw:layer="layout" svg:width="26.109cm" svg:height="0.501cm" svg:x="0.866cm" svg:y="7.551cm">
          <draw:text-box>
            <text:p text:style-name="P1"><text:span text:style-name="T4">Check the boxes below to indicate which tests pass successfully. Circle the boxes that do not work correctly and include a</text:span></text:p>
          </draw:text-box>
        </draw:frame>
        <draw:frame draw:style-name="gr15" draw:layer="layout" svg:width="11.203cm" svg:height="0.501cm" svg:x="0.866cm" svg:y="8.18cm">
          <draw:text-box>
            <text:p text:style-name="P1"><text:span text:style-name="T4">written statement explaining the error that occured.</text:span></text:p>
          </draw:text-box>
        </draw:frame>
        <draw:frame draw:style-name="gr16" draw:layer="layout" svg:width="5.979cm" svg:height="0.543cm" svg:x="1.133cm" svg:y="9.462cm">
          <draw:text-box>
            <text:p text:style-name="P1"><text:span text:style-name="T5">Student Client and Server</text:span></text:p>
          </draw:text-box>
        </draw:frame>
        <draw:frame draw:style-name="gr17" draw:layer="layout" svg:width="22.553cm" svg:height="0.492cm" svg:x="0.871cm" svg:y="11.073cm">
          <draw:text-box>
            <text:p text:style-name="P1"><text:span text:style-name="T2">The server starts on the supplied port and can be contacted by clients using the host and port information.</text:span></text:p>
          </draw:text-box>
        </draw:frame>
        <draw:frame draw:style-name="gr18" draw:layer="layout" svg:width="26.003cm" svg:height="0.492cm" svg:x="0.871cm" svg:y="14.698cm">
          <draw:text-box>
            <text:p text:style-name="P1"><text:span text:style-name="T2">The client is able to send, list, and read multiple messages for a variety of users. Multiple clients can access the server, but</text:span></text:p>
          </draw:text-box>
        </draw:frame>
        <draw:frame draw:style-name="gr19" draw:layer="layout" svg:width="2.94cm" svg:height="0.492cm" svg:x="0.871cm" svg:y="15.201cm">
          <draw:text-box>
            <text:p text:style-name="P1"><text:span text:style-name="T2">one at a time.</text:span></text:p>
          </draw:text-box>
        </draw:frame>
        <draw:frame draw:style-name="gr20" draw:layer="layout" svg:width="7.956cm" svg:height="0.492cm" svg:x="0.871cm" svg:y="18.827cm">
          <draw:text-box>
            <text:p text:style-name="P1"><text:span text:style-name="T2">The user interface works as specified.</text:span></text:p>
          </draw:text-box>
        </draw:frame>
        <draw:frame draw:style-name="gr21" draw:layer="layout" svg:width="1.014cm" svg:height="0.416cm" svg:x="0.635cm" svg:y="19.735cm">
          <draw:text-box>
            <text:p text:style-name="P1"><text:span text:style-name="T6">1 of 3</text:span></text:p>
          </draw:text-box>
        </draw:frame>
        <draw:frame draw:style-name="gr22" draw:layer="layout" svg:width="3.867cm" svg:height="0.416cm" svg:x="23.431cm" svg:y="19.735cm">
          <draw:text-box>
            <text:p text:style-name="P1"><text:span text:style-name="T6">10/08/2015 09:34 PM</text:span></text:p>
          </draw:text-box>
        </draw:frame>
      </draw:page>
      <draw:page draw:name="page2" draw:style-name="dp1" draw:master-page-name="master-page32">
        <draw:polygon draw:style-name="gr1" draw:layer="layout" svg:width="26.939cm" svg:height="20.589cm" svg:x="0.5cm" svg:y="0.5cm" svg:viewBox="0 0 26940 20590" draw:points="0,0 26940,0 26940,20590 0,20590">
          <text:p/>
        </draw:polygon>
        <draw:polygon draw:style-name="gr2" draw:layer="layout" svg:width="26.197cm" svg:height="0.034cm" svg:x="0.871cm" svg:y="0.803cm" svg:viewBox="0 0 26198 35" draw:points="0,0 26198,0 26198,35 0,35">
          <text:p/>
        </draw:polygon>
        <draw:polygon draw:style-name="gr2" draw:layer="layout" svg:width="26.197cm" svg:height="0.034cm" svg:x="0.871cm" svg:y="4.681cm" svg:viewBox="0 0 26198 35" draw:points="0,0 26198,0 26198,35 0,35">
          <text:p/>
        </draw:polygon>
        <draw:polygon draw:style-name="gr2" draw:layer="layout" svg:width="26.197cm" svg:height="0.035cm" svg:x="0.871cm" svg:y="5.728cm" svg:viewBox="0 0 26198 36" draw:points="0,0 26198,0 26198,36 0,36">
          <text:p/>
        </draw:polygon>
        <draw:polygon draw:style-name="gr2" draw:layer="layout" svg:width="26.197cm" svg:height="0.035cm" svg:x="0.871cm" svg:y="8.306cm" svg:viewBox="0 0 26198 36" draw:points="0,0 26198,0 26198,36 0,36">
          <text:p/>
        </draw:polygon>
        <draw:polygon draw:style-name="gr2" draw:layer="layout" svg:width="26.197cm" svg:height="0.035cm" svg:x="0.871cm" svg:y="9.354cm" svg:viewBox="0 0 26198 36" draw:points="0,0 26198,0 26198,36 0,36">
          <text:p/>
        </draw:polygon>
        <draw:polygon draw:style-name="gr2" draw:layer="layout" svg:width="26.197cm" svg:height="0.035cm" svg:x="0.871cm" svg:y="11.932cm" svg:viewBox="0 0 26198 36" draw:points="0,0 26198,0 26198,36 0,36">
          <text:p/>
        </draw:polygon>
        <draw:polygon draw:style-name="gr2" draw:layer="layout" svg:width="26.197cm" svg:height="0.034cm" svg:x="0.871cm" svg:y="12.98cm" svg:viewBox="0 0 26198 35" draw:points="0,0 26198,0 26198,35 0,35">
          <text:p/>
        </draw:polygon>
        <draw:polygon draw:style-name="gr2" draw:layer="layout" svg:width="26.197cm" svg:height="0.035cm" svg:x="0.871cm" svg:y="16.06cm" svg:viewBox="0 0 26198 36" draw:points="0,0 26198,0 26198,36 0,36">
          <text:p/>
        </draw:polygon>
        <draw:polygon draw:style-name="gr2" draw:layer="layout" svg:width="26.197cm" svg:height="0.035cm" svg:x="0.871cm" svg:y="17.108cm" svg:viewBox="0 0 26198 36" draw:points="0,0 26198,0 26198,36 0,36">
          <text:p/>
        </draw:polygon>
        <draw:polygon draw:style-name="gr2" draw:layer="layout" svg:width="26.197cm" svg:height="0.035cm" svg:x="0.871cm" svg:y="20.986cm" svg:viewBox="0 0 26198 36" draw:points="0,0 26198,0 26198,36 0,36">
          <text:p/>
        </draw:polygon>
        <draw:polygon draw:style-name="gr2" draw:layer="layout" svg:width="0.227cm" svg:height="0.035cm" svg:x="0.871cm" svg:y="2.74cm" svg:viewBox="0 0 228 36" draw:points="0,0 228,0 228,36 0,36">
          <text:p/>
        </draw:polygon>
        <draw:polygon draw:style-name="gr2" draw:layer="layout" svg:width="0.035cm" svg:height="0.227cm" svg:x="1.098cm" svg:y="2.74cm" svg:viewBox="0 0 36 228" draw:points="0,0 36,0 36,228 0,228">
          <text:p/>
        </draw:polygon>
        <draw:polygon draw:style-name="gr2" draw:layer="layout" svg:width="0.227cm" svg:height="0.035cm" svg:x="0.906cm" svg:y="2.967cm" svg:viewBox="0 0 228 36" draw:points="0,0 228,0 228,36 0,36">
          <text:p/>
        </draw:polygon>
        <draw:polygon draw:style-name="gr2" draw:layer="layout" svg:width="0.035cm" svg:height="0.227cm" svg:x="0.871cm" svg:y="2.775cm" svg:viewBox="0 0 36 228" draw:points="0,0 36,0 36,228 0,228">
          <text:p/>
        </draw:polygon>
        <draw:polygon draw:style-name="gr2" draw:layer="layout" svg:width="0.227cm" svg:height="0.035cm" svg:x="0.871cm" svg:y="6.366cm" svg:viewBox="0 0 228 36" draw:points="0,0 228,0 228,36 0,36">
          <text:p/>
        </draw:polygon>
        <draw:polygon draw:style-name="gr2" draw:layer="layout" svg:width="0.035cm" svg:height="0.227cm" svg:x="1.098cm" svg:y="6.366cm" svg:viewBox="0 0 36 228" draw:points="0,0 36,0 36,228 0,228">
          <text:p/>
        </draw:polygon>
        <draw:polygon draw:style-name="gr2" draw:layer="layout" svg:width="0.227cm" svg:height="0.035cm" svg:x="0.906cm" svg:y="6.593cm" svg:viewBox="0 0 228 36" draw:points="0,0 228,0 228,36 0,36">
          <text:p/>
        </draw:polygon>
        <draw:polygon draw:style-name="gr2" draw:layer="layout" svg:width="0.035cm" svg:height="0.227cm" svg:x="0.871cm" svg:y="6.401cm" svg:viewBox="0 0 36 228" draw:points="0,0 36,0 36,228 0,228">
          <text:p/>
        </draw:polygon>
        <draw:frame draw:style-name="gr10" draw:layer="layout" svg:width="3.668cm" svg:height="0.492cm" svg:x="1.264cm" svg:y="2.66cm">
          <draw:text-box>
            <text:p text:style-name="P1"><text:span text:style-name="T2">Message Protocol</text:span></text:p>
          </draw:text-box>
        </draw:frame>
        <draw:polygon draw:style-name="gr2" draw:layer="layout" svg:width="0.227cm" svg:height="0.034cm" svg:x="0.871cm" svg:y="9.992cm" svg:viewBox="0 0 228 35" draw:points="0,0 228,0 228,35 0,35">
          <text:p/>
        </draw:polygon>
        <draw:polygon draw:style-name="gr2" draw:layer="layout" svg:width="0.035cm" svg:height="0.227cm" svg:x="1.098cm" svg:y="9.992cm" svg:viewBox="0 0 36 228" draw:points="0,0 36,0 36,228 0,228">
          <text:p/>
        </draw:polygon>
        <draw:polygon draw:style-name="gr2" draw:layer="layout" svg:width="0.227cm" svg:height="0.034cm" svg:x="0.906cm" svg:y="10.219cm" svg:viewBox="0 0 228 35" draw:points="0,0 228,0 228,35 0,35">
          <text:p/>
        </draw:polygon>
        <draw:polygon draw:style-name="gr2" draw:layer="layout" svg:width="0.035cm" svg:height="0.228cm" svg:x="0.871cm" svg:y="10.026cm" svg:viewBox="0 0 36 229" draw:points="0,0 36,0 36,229 0,229">
          <text:p/>
        </draw:polygon>
        <draw:frame draw:style-name="gr23" draw:layer="layout" svg:width="1.247cm" svg:height="0.492cm" svg:x="1.264cm" svg:y="6.286cm">
          <draw:text-box>
            <text:p text:style-name="P1"><text:span text:style-name="T2">Errors</text:span></text:p>
          </draw:text-box>
        </draw:frame>
        <draw:polygon draw:style-name="gr2" draw:layer="layout" svg:width="0.227cm" svg:height="0.036cm" svg:x="0.871cm" svg:y="13.617cm" svg:viewBox="0 0 228 37" draw:points="0,0 228,0 228,37 0,37">
          <text:p/>
        </draw:polygon>
        <draw:polygon draw:style-name="gr2" draw:layer="layout" svg:width="0.035cm" svg:height="0.227cm" svg:x="1.098cm" svg:y="13.617cm" svg:viewBox="0 0 36 228" draw:points="0,0 36,0 36,228 0,228">
          <text:p/>
        </draw:polygon>
        <draw:polygon draw:style-name="gr2" draw:layer="layout" svg:width="0.227cm" svg:height="0.035cm" svg:x="0.906cm" svg:y="13.844cm" svg:viewBox="0 0 228 36" draw:points="0,0 228,0 228,36 0,36">
          <text:p/>
        </draw:polygon>
        <draw:polygon draw:style-name="gr2" draw:layer="layout" svg:width="0.035cm" svg:height="0.227cm" svg:x="0.871cm" svg:y="13.652cm" svg:viewBox="0 0 36 228" draw:points="0,0 36,0 36,228 0,228">
          <text:p/>
        </draw:polygon>
        <draw:frame draw:style-name="gr24" draw:layer="layout" svg:width="3.376cm" svg:height="0.492cm" svg:x="1.264cm" svg:y="9.911cm">
          <draw:text-box>
            <text:p text:style-name="P1"><text:span text:style-name="T2">Large Messages</text:span></text:p>
          </draw:text-box>
        </draw:frame>
        <draw:polygon draw:style-name="gr2" draw:layer="layout" svg:width="0.227cm" svg:height="0.035cm" svg:x="0.871cm" svg:y="19.046cm" svg:viewBox="0 0 228 36" draw:points="0,0 228,0 228,36 0,36">
          <text:p/>
        </draw:polygon>
        <draw:polygon draw:style-name="gr2" draw:layer="layout" svg:width="0.035cm" svg:height="0.227cm" svg:x="1.098cm" svg:y="19.046cm" svg:viewBox="0 0 36 228" draw:points="0,0 36,0 36,228 0,228">
          <text:p/>
        </draw:polygon>
        <draw:polygon draw:style-name="gr2" draw:layer="layout" svg:width="0.227cm" svg:height="0.035cm" svg:x="0.906cm" svg:y="19.273cm" svg:viewBox="0 0 228 36" draw:points="0,0 228,0 228,36 0,36">
          <text:p/>
        </draw:polygon>
        <draw:polygon draw:style-name="gr2" draw:layer="layout" svg:width="0.035cm" svg:height="0.227cm" svg:x="0.871cm" svg:y="19.081cm" svg:viewBox="0 0 36 228" draw:points="0,0 36,0 36,228 0,228">
          <text:p/>
        </draw:polygon>
        <draw:frame draw:style-name="gr25" draw:layer="layout" svg:width="3.52cm" svg:height="0.492cm" svg:x="1.264cm" svg:y="13.537cm">
          <draw:text-box>
            <text:p text:style-name="P1"><text:span text:style-name="T2">Partial Messages</text:span></text:p>
          </draw:text-box>
        </draw:frame>
        <draw:frame draw:style-name="gr26" draw:layer="layout" svg:width="1.996cm" svg:height="0.492cm" svg:x="1.264cm" svg:y="18.966cm">
          <draw:text-box>
            <text:p text:style-name="P1"><text:span text:style-name="T2">Feedback</text:span></text:p>
          </draw:text-box>
        </draw:frame>
        <draw:frame draw:style-name="gr27" draw:layer="layout" svg:width="3.537cm" svg:height="0.543cm" svg:x="1.133cm" svg:y="1.552cm">
          <draw:text-box>
            <text:p text:style-name="P1"><text:span text:style-name="T5">Interoperability</text:span></text:p>
          </draw:text-box>
        </draw:frame>
        <draw:frame draw:style-name="gr28" draw:layer="layout" svg:width="11.555cm" svg:height="0.492cm" svg:x="0.871cm" svg:y="3.163cm">
          <draw:text-box>
            <text:p text:style-name="P1"><text:span text:style-name="T2">Passes the Message Protocol tests in the testing script.</text:span></text:p>
          </draw:text-box>
        </draw:frame>
        <draw:frame draw:style-name="gr29" draw:layer="layout" svg:width="8.913cm" svg:height="0.492cm" svg:x="0.871cm" svg:y="6.789cm">
          <draw:text-box>
            <text:p text:style-name="P1"><text:span text:style-name="T2">Passes the Errors test in the testing script.</text:span></text:p>
          </draw:text-box>
        </draw:frame>
        <draw:frame draw:style-name="gr30" draw:layer="layout" svg:width="10.822cm" svg:height="0.492cm" svg:x="0.871cm" svg:y="10.414cm">
          <draw:text-box>
            <text:p text:style-name="P1"><text:span text:style-name="T2">Passes the Large Message test in the testing script.</text:span></text:p>
          </draw:text-box>
        </draw:frame>
        <draw:frame draw:style-name="gr31" draw:layer="layout" svg:width="25.787cm" svg:height="0.492cm" svg:x="0.871cm" svg:y="14.04cm">
          <draw:text-box>
            <text:p text:style-name="P1"><text:span text:style-name="T2">Passes the Partial Messages test in the testing script. The student's code is efficient and does NOT read one byte at a time</text:span></text:p>
          </draw:text-box>
        </draw:frame>
        <draw:frame draw:style-name="gr32" draw:layer="layout" svg:width="4.134cm" svg:height="0.492cm" svg:x="0.871cm" svg:y="14.543cm">
          <draw:text-box>
            <text:p text:style-name="P1"><text:span text:style-name="T2">when calling recv().</text:span></text:p>
          </draw:text-box>
        </draw:frame>
        <draw:frame draw:style-name="gr33" draw:layer="layout" svg:width="4.163cm" svg:height="0.543cm" svg:x="1.133cm" svg:y="17.858cm">
          <draw:text-box>
            <text:p text:style-name="P1"><text:span text:style-name="T5">General Feedback</text:span></text:p>
          </draw:text-box>
        </draw:frame>
        <draw:frame draw:style-name="gr34" draw:layer="layout" svg:width="17.282cm" svg:height="0.492cm" svg:x="0.871cm" svg:y="19.469cm">
          <draw:text-box>
            <text:p text:style-name="P1"><text:span text:style-name="T2">Any additional thoughts about the code: things done well, areas for improvement.</text:span></text:p>
          </draw:text-box>
        </draw:frame>
        <draw:frame draw:style-name="gr21" draw:layer="layout" svg:width="1.014cm" svg:height="0.416cm" svg:x="0.635cm" svg:y="19.735cm">
          <draw:text-box>
            <text:p text:style-name="P1"><text:span text:style-name="T6">2 of 3</text:span></text:p>
          </draw:text-box>
        </draw:frame>
        <draw:frame draw:style-name="gr22" draw:layer="layout" svg:width="3.867cm" svg:height="0.416cm" svg:x="23.431cm" svg:y="19.735cm">
          <draw:text-box>
            <text:p text:style-name="P1"><text:span text:style-name="T6">10/08/2015 09:34 PM</text:span></text:p>
          </draw:text-box>
        </draw:frame>
      </draw:page>
      <draw:page draw:name="page3" draw:style-name="dp1" draw:master-page-name="master-page32">
        <draw:polygon draw:style-name="gr1" draw:layer="layout" svg:width="26.939cm" svg:height="20.589cm" svg:x="0.5cm" svg:y="0.5cm" svg:viewBox="0 0 26940 20590" draw:points="0,0 26940,0 26940,20590 0,20590">
          <text:p/>
        </draw:polygon>
        <draw:polygon draw:style-name="gr2" draw:layer="layout" svg:width="26.197cm" svg:height="0.034cm" svg:x="0.871cm" svg:y="0.989cm" svg:viewBox="0 0 26198 35" draw:points="0,0 26198,0 26198,35 0,35">
          <text:p/>
        </draw:polygon>
        <draw:frame draw:style-name="gr35" draw:layer="layout" svg:width="2.383cm" svg:height="0.864cm" svg:x="0.845cm" svg:y="2.176cm">
          <draw:image xlink:href="Pictures/100002010000005B000000214B2600D2.png" xlink:type="simple" xlink:show="embed" xlink:actuate="onLoad">
            <text:p/>
          </draw:image>
        </draw:frame>
        <draw:frame draw:style-name="gr21" draw:layer="layout" svg:width="1.014cm" svg:height="0.416cm" svg:x="0.635cm" svg:y="19.735cm">
          <draw:text-box>
            <text:p text:style-name="P1"><text:span text:style-name="T6">3 of 3</text:span></text:p>
          </draw:text-box>
        </draw:frame>
        <draw:frame draw:style-name="gr22" draw:layer="layout" svg:width="3.867cm" svg:height="0.416cm" svg:x="23.431cm" svg:y="19.735cm">
          <draw:text-box>
            <text:p text:style-name="P1"><text:span text:style-name="T6">10/08/2015 09:34 P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Serif1" svg:font-family="DejaVuSerif"/>
    <style:font-face style:name="OTSderivedfont1" svg:font-family="OTSderivedfont"/>
    <style:font-face style:name="DejaVu Sans1" svg:font-family="'DejaVu Sans'" style:font-pitch="variable"/>
    <style:font-face style:name="DejaVuSerif" svg:font-family="DejaVuSerif" style:font-pitch="variable"/>
    <style:font-face style:name="Liberation Serif1" svg:font-family="'Liberation Serif'" style:font-pitch="variable"/>
    <style:font-face style:name="OTSderivedfont" svg:font-family="OTSderivedfon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1cm" fo:margin-left="0.4cm" fo:margin-right="0.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5"/>
    <meta:generator>LibreOffice/4.2.8.2$Linux_X86_64 LibreOffice_project/420m0$Build-2</meta:generator>
  </office:meta>
</office:document-meta>
</file>